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b5641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7a099" officeooo:paragraph-rsid="001b5641"/>
    </style:style>
    <style:style style:name="P4" style:family="paragraph" style:parent-style-name="Standard">
      <style:text-properties fo:font-weight="normal" officeooo:rsid="001c20d8" officeooo:paragraph-rsid="001c20d8" style:font-weight-asian="normal" style:font-weight-complex="normal"/>
    </style:style>
    <style:style style:name="P5" style:family="paragraph" style:parent-style-name="Standard">
      <style:text-properties fo:font-weight="normal" officeooo:rsid="0022d087" officeooo:paragraph-rsid="0022d087" style:font-weight-asian="normal" style:font-weight-complex="normal"/>
    </style:style>
    <style:style style:name="P6" style:family="paragraph" style:parent-style-name="Standard">
      <style:text-properties officeooo:rsid="001f0e8f" officeooo:paragraph-rsid="001f0e8f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paragraph-rsid="0024325f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24325f"/>
    </style:style>
    <style:style style:name="P10" style:family="paragraph" style:parent-style-name="Standard">
      <style:text-properties officeooo:paragraph-rsid="001b5641"/>
    </style:style>
    <style:style style:name="P11" style:family="paragraph" style:parent-style-name="Standard">
      <style:text-properties officeooo:rsid="001bf9dc" officeooo:paragraph-rsid="001b5641"/>
    </style:style>
    <style:style style:name="P12" style:family="paragraph" style:parent-style-name="Standard">
      <style:text-properties officeooo:rsid="001c20d8" officeooo:paragraph-rsid="001b5641"/>
    </style:style>
    <style:style style:name="P13" style:family="paragraph" style:parent-style-name="Standard">
      <style:text-properties fo:font-weight="normal" officeooo:rsid="0022d087" officeooo:paragraph-rsid="0022d087" style:font-weight-asian="normal" style:font-weight-complex="normal"/>
    </style:style>
    <style:style style:name="P14" style:family="paragraph" style:parent-style-name="Standard">
      <style:text-properties fo:font-weight="normal" officeooo:rsid="00264ddb" officeooo:paragraph-rsid="00264ddb" style:font-weight-asian="normal" style:font-weight-complex="normal"/>
    </style:style>
    <style:style style:name="P15" style:family="paragraph" style:parent-style-name="Standard">
      <style:text-properties officeooo:rsid="0015326b" officeooo:paragraph-rsid="0015326b"/>
    </style:style>
    <style:style style:name="P16" style:family="paragraph" style:parent-style-name="Standard">
      <style:text-properties officeooo:paragraph-rsid="001b564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5641"/>
    </style:style>
    <style:style style:name="T3" style:family="text">
      <style:text-properties officeooo:rsid="001c20d8"/>
    </style:style>
    <style:style style:name="T4" style:family="text">
      <style:text-properties officeooo:rsid="001e8c84"/>
    </style:style>
    <style:style style:name="T5" style:family="text">
      <style:text-properties officeooo:rsid="0024325f"/>
    </style:style>
    <style:style style:name="T6" style:family="text">
      <style:text-properties fo:font-size="13pt" style:text-underline-style="none" style:font-size-asian="13pt" style:font-size-complex="13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officeooo:rsid="00264ddb"/>
    </style:style>
    <style:style style:name="T9" style:family="text">
      <style:text-properties officeooo:rsid="0027b98f"/>
    </style:style>
    <style:style style:name="T10" style:family="text">
      <style:text-properties officeooo:rsid="002bf7c9"/>
    </style:style>
    <style:style style:name="T11" style:family="text">
      <style:text-properties officeooo:rsid="0017a099"/>
    </style:style>
    <style:style style:name="T12" style:family="text">
      <style:text-properties officeooo:rsid="002df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e projet est disponible sur Github à l’adresse:</text:span> </text:p>
      <text:p text:style-name="P8"><text:span text:style-name="T6"><text:s text:c="60"/></text:span><text:a xlink:type="simple" xlink:href="https://github.com/mehdi-monfort/-P5-OpenFoodFacts" text:style-name="Internet_20_link" text:visited-style-name="Visited_20_Internet_20_Link"><text:span text:style-name="T7">https://github.com/mehdi-monfort/-P5-OpenFoodFacts</text:span></text:a></text:p>
      <text:p text:style-name="P7"/>
      <text:p text:style-name="P7">1. Ma démarche:</text:p>
      <text:p text:style-name="Standard"/>
      <text:p text:style-name="Standard"><text:s text:c="4"/><text:span text:style-name="T8">L’idée était d’apprendre à faire les requêtes avec la bases de données de l’OpenFoodFact, de les utilisées dans un code python pour les afficher sur la console. J’ai commencé par cela.</text:span></text:p>
      <text:p text:style-name="Standard"><text:s text:c="4"/><text:span text:style-name="T8">Puis est crée la database en python (qui utilise un fichier SQL disposant des différentes tables), avec l’aide de la </text:span><text:a xlink:type="simple" xlink:href="https://dev.mysql.com/doc/connector-python/en/connector-python-example-ddl.html" text:style-name="Internet_20_link" text:visited-style-name="Visited_20_Internet_20_Link"><text:span text:style-name="T8">documentation</text:span></text:a><text:span text:style-name="T8">. J’ai, par la suite, rempli les tables à l’aide de la commande « .get », testé les différentes requêtes d’affichage nécessaire au programme.</text:span></text:p>
      <text:p text:style-name="Standard"><text:s text:c="4"/><text:span text:style-name="T9">J’ai terminé par la « main » où est crée le menu et d’où les différents appels sont fait pour l’affichage console.</text:span></text:p>
      <text:p text:style-name="Standard"/>
      <text:p text:style-name="P2"><text:span text:style-name="T2">1</text:span>.1. En général :</text:p>
      <text:p text:style-name="P10"/>
      <text:p text:style-name="P11"><text:s text:c="4"/>Le programme est constitué de :</text:p>
      <text:p text:style-name="P3"/>
      <text:p text:style-name="P3"><text:s text:c="8"/>U<text:span text:style-name="T3">n fichier config.py avec la configuration de la base de données (modifiable par l’utilisateur)</text:span></text:p>
      <text:p text:style-name="P3"><text:s text:c="8"/><text:span text:style-name="T3">Un fichier main.py contenant le menu de l’application et ses différent choix.</text:span></text:p>
      <text:p text:style-name="P12"><text:s text:c="8"/>Un dossier Database contenant les fichiers :</text:p>
      <text:p text:style-name="P3"><text:tab/><text:span text:style-name="T3">create.py pour la suppression et création de la base de données</text:span></text:p>
      <text:p text:style-name="P3"><text:tab/><text:span text:style-name="T3">filling.py permettant de remplir la base de donées</text:span></text:p>
      <text:p text:style-name="P12"><text:s text:c="8"/>Un dossier SQL contenant les fichiers :</text:p>
      <text:p text:style-name="P3"><text:tab/><text:span text:style-name="T3">table.py avec le code SQL des différentes tables</text:span></text:p>
      <text:p text:style-name="P10"><text:span text:style-name="T11"><text:tab/>request.py avec les différentes requêtes nécessaire à l’application</text:span></text:p>
      <text:p text:style-name="P10"/>
      <text:p text:style-name="P7"><text:span text:style-name="T2">2.</text:span> Difficultés :</text:p>
      <text:p text:style-name="P1"/>
      <text:p text:style-name="P4"><text:s text:c="4"/>Ma difficultés principale est de mettre le code en orienté objet, <text:span text:style-name="T4">il me resterai la main à améliorer.</text:span></text:p>
      <text:p text:style-name="P5"><text:s text:c="4"/>Mon mentor m’a aider à débloquer la situation grâce à ses explications ce qui m’a facilité la tâche par la suite et devrait se ressentir sur la suite de la formation.</text:p>
      <text:p text:style-name="P14"><text:s text:c="4"/>J’ai donc dû refaire mon code pour l’orienté objet et également pour y insérer les requêtes directement en python sans passé par un fichier SQL comme c’est le cas pour mes tables.</text:p>
      <text:p text:style-name="P14"><text:s text:c="4"/>j’ai également dû travailler sur mes « cursor.execute » qui ne se trouvait pas tous dans le même fichier et qui était faites, en partie, dans la main.</text:p>
      <text:p text:style-name="P15"/>
      <text:p text:style-name="P1"><text:span text:style-name="T2">2</text:span>.<text:span text:style-name="T5">1</text:span>. Améliorations possibles :</text:p>
      <text:p text:style-name="P1"/>
      <text:p text:style-name="P4">Modifier la main pour l’orienté objet avec une classe disposant d’une méthode pour chaque menu.</text:p>
      <text:p text:style-name="P4">Un fichier avec les différents messages d’erreur (ex : la réponse n’est pas un integer).</text:p>
      <text:p text:style-name="P5">Utilisation de Flask pour en faire une application web, cela permettrait de se rapprocher de la demande client. <text:span text:style-name="T12">Interface graphique ?</text:span></text:p>
      <text:p text:style-name="Standard"/>
      <text:p text:style-name="P7">3. PEP8 et vérification :</text:p>
      <text:p text:style-name="P1"/>
      <text:p text:style-name="P6"><text:span text:style-name="T10">Après utilisation de « flake8 » à la racine de l’api, la</text:span> principale erreur ressorti depuis flake8 est la longueur de ligne qui dépasse des 79 caractè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3:04:29.883571147</meta:creation-date>
    <dc:date>2020-06-13T13:47:04.485171507</dc:date>
    <meta:editing-duration>PT7H35M1S</meta:editing-duration>
    <meta:editing-cycles>20</meta:editing-cycles>
    <meta:generator>LibreOffice/6.0.7.3$Linux_X86_64 LibreOffice_project/00m0$Build-3</meta:generator>
    <dc:creator>Mehdi Monfort</dc:creator>
    <meta:document-statistic meta:table-count="0" meta:image-count="0" meta:object-count="0" meta:page-count="1" meta:paragraph-count="27" meta:word-count="393" meta:character-count="2478" meta:non-whitespace-character-count="1983"/>
  </office:meta>
</office:document-meta>
</file>